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54cm"/>
    </style:style>
    <style:style style:name="gr2" style:family="graphic" style:parent-style-name="standard">
      <style:graphic-properties draw:stroke="none" svg:stroke-color="#000000" draw:fill="none" draw:fill-color="#ffffff" fo:min-height="4.445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925cm"/>
    </style:style>
    <style:style style:name="gr5" style:family="graphic" style:parent-style-name="standard">
      <style:graphic-properties draw:stroke="none" svg:stroke-color="#000000" draw:fill="none" draw:fill-color="#ffffff" fo:min-height="5.715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6.35cm" svg:height="3.095cm" svg:x="6.08cm" svg:y="1.639cm">
          <draw:text-box>
            <text:p><text:span text:style-name="T1">Driver</text:span></text:p>
            <text:p>-Creates all objects as necessary and attaches everything</text:p>
          </draw:text-box>
        </draw:frame>
        <draw:frame draw:style-name="gr2" draw:text-style-name="P1" draw:layer="layout" svg:width="6.255cm" svg:height="6.65cm" svg:x="14.335cm" svg:y="6.715cm">
          <draw:text-box>
            <text:p text:style-name="P1"><text:span text:style-name="T1">HumanPlayer</text:span></text:p>
            <text:p text:style-name="P1"><text:span text:style-name="T2">-processes human input for making moves</text:span></text:p>
            <text:p text:style-name="P1"><text:span text:style-name="T2">-passes moves to ______</text:span></text:p>
            <text:p text:style-name="P1"><text:span text:style-name="T2">-grabs board status from ______ and displays it to human</text:span></text:p>
          </draw:text-box>
        </draw:frame>
        <draw:line draw:style-name="gr3" draw:text-style-name="P2" draw:layer="layout" svg:x1="11.16cm" svg:y1="5.445cm" svg:x2="14.335cm" svg:y2="7.35cm">
          <text:p/>
        </draw:line>
        <draw:frame draw:style-name="gr4" draw:text-style-name="P1" draw:layer="layout" svg:width="6.35cm" svg:height="3.175cm" svg:x="1.635cm" svg:y="6.715cm">
          <draw:text-box>
            <text:p text:style-name="P1"><text:span text:style-name="T1">(Game?)Board</text:span></text:p>
            <text:p text:style-name="P1"><text:span text:style-name="T2">-holds all pieces</text:span></text:p>
            <text:p text:style-name="P1"><text:span text:style-name="T2">-checks moves as necessary</text:span></text:p>
          </draw:text-box>
        </draw:frame>
        <draw:line draw:style-name="gr3" draw:text-style-name="P2" draw:layer="layout" svg:x1="8.62cm" svg:y1="4.81cm" svg:x2="6.715cm" svg:y2="6.715cm">
          <text:p/>
        </draw:line>
        <draw:frame draw:style-name="gr1" draw:text-style-name="P1" draw:layer="layout" svg:width="5.715cm" svg:height="6.65cm" svg:x="2.27cm" svg:y="14.335cm">
          <draw:text-box>
            <text:p text:style-name="P1"><text:span text:style-name="T1">Piece</text:span></text:p>
            <text:p text:style-name="P1"><text:span text:style-name="T2">-represents game piece on the </text:span><text:span text:style-name="T1">Board</text:span></text:p>
            <text:p text:style-name="P1"><text:span text:style-name="T2">-is not accessible unless </text:span><text:span text:style-name="T1">Board</text:span><text:span text:style-name="T2"> is doing it</text:span></text:p>
            <text:p text:style-name="P1"><text:span text:style-name="T2">-helps </text:span><text:span text:style-name="T1">Board</text:span><text:span text:style-name="T2"> check moves</text:span></text:p>
          </draw:text-box>
        </draw:frame>
        <draw:line draw:style-name="gr3" draw:text-style-name="P2" draw:layer="layout" svg:x1="4.175cm" svg:y1="10.525cm" svg:x2="4.175cm" svg:y2="13.7cm">
          <text:p/>
        </draw:line>
        <draw:frame draw:style-name="gr5" draw:text-style-name="P1" draw:layer="layout" svg:width="6.35cm" svg:height="7.361cm" svg:x="13.7cm" svg:y="18.145cm">
          <draw:text-box>
            <text:p text:style-name="P1"><text:span text:style-name="T1">Engine</text:span></text:p>
            <text:p text:style-name="P1"><text:span text:style-name="T2">-passed a </text:span><text:span text:style-name="T1">Board</text:span><text:span text:style-name="T2"> containing </text:span><text:span text:style-name="T1">Piece</text:span><text:span text:style-name="T2">s representing a game situation</text:span></text:p>
            <text:p text:style-name="P1"><text:span text:style-name="T2">-using the received </text:span><text:span text:style-name="T3">Board</text:span><text:span text:style-name="T4">, generates appropriate response and returns a move</text:span></text:p>
          </draw:text-box>
        </draw:frame>
        <draw:line draw:style-name="gr3" draw:text-style-name="P2" draw:layer="layout" svg:x1="9.89cm" svg:y1="5.445cm" svg:x2="13.7cm" svg:y2="16.8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heni </meta:initial-creator>
    <meta:creation-date>2011-02-07T14:34:58</meta:creation-date>
    <dc:date>2011-02-07T14:43:15</dc:date>
    <dc:creator>Cheni </dc:creator>
    <meta:editing-duration>PT00H08M19S</meta:editing-duration>
    <meta:editing-cycles>1</meta:editing-cycles>
    <meta:document-statistic meta:object-count="9"/>
    <meta:generator>OpenOffice.org/3.2$Unix OpenOffice.org_project/320m19$Build-9505</meta:generator>
  </office:meta>
</office:document-meta>
</file>